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mera256.comp" table:style-name="ta1">
        <table:shapes>
          <draw:frame draw:z-index="0" draw:style-name="gr1" draw:text-style-name="P1" svg:width="15.996cm" svg:height="9.004cm" svg:x="16.189cm" svg:y="3.905cm">
            <draw:object draw:notify-on-update-of-ranges="'camera256.comp'.A1:'camera256.comp'.A256 'camera256.comp'.B1:'camera256.comp'.B2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3.67172808823956" calcext:value-type="float">
            <text:p>3.6717280882</text:p>
          </table:table-cell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3.2513948500401" calcext:value-type="float">
            <text:p>3.25139485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3.11793383503964" calcext:value-type="float">
            <text:p>3.117933835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3.02407498730743" calcext:value-type="float">
            <text:p>3.0240749873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2.95230800966212" calcext:value-type="float">
            <text:p>2.952308009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85064623518307" calcext:value-type="float">
            <text:p>2.850646235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2.80071707828238" calcext:value-type="float">
            <text:p>2.800717078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2.70243053644552" calcext:value-type="float">
            <text:p>2.702430536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2.61489721603313" calcext:value-type="float">
            <text:p>2.61489721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C10])" office:value-type="float" office:value="2.63042787502502" calcext:value-type="float">
            <text:p>2.63042787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C11])" office:value-type="float" office:value="2.54406804435028" calcext:value-type="float">
            <text:p>2.544068044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C12])" office:value-type="float" office:value="2.42488163663107" calcext:value-type="float">
            <text:p>2.42488163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C13])" office:value-type="float" office:value="2.41995574848976" calcext:value-type="float">
            <text:p>2.419955748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C14])" office:value-type="float" office:value="2.35218251811136" calcext:value-type="float">
            <text:p>2.352182518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C15])" office:value-type="float" office:value="2.32633586092875" calcext:value-type="float">
            <text:p>2.326335860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C16])" office:value-type="float" office:value="2.31806333496276" calcext:value-type="float">
            <text:p>2.31806333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C17])" office:value-type="float" office:value="2.30102999566398" calcext:value-type="float">
            <text:p>2.301029995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C18])" office:value-type="float" office:value="2.30535136944662" calcext:value-type="float">
            <text:p>2.305351369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([.C19])" office:value-type="float" office:value="2.18752072083646" calcext:value-type="float">
            <text:p>2.187520720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G([.C20])" office:value-type="float" office:value="2.16136800223497" calcext:value-type="float">
            <text:p>2.161368002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.C21])" office:value-type="float" office:value="2.17318626841227" calcext:value-type="float">
            <text:p>2.17318626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G([.C22])" office:value-type="float" office:value="2.19312459835446" calcext:value-type="float">
            <text:p>2.19312459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([.C23])" office:value-type="float" office:value="2.18184358794477" calcext:value-type="float">
            <text:p>2.18184358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G([.C24])" office:value-type="float" office:value="2.13353890837022" calcext:value-type="float">
            <text:p>2.133538908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G([.C25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([.C26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G([.C27])" office:value-type="float" office:value="2.14921911265538" calcext:value-type="float">
            <text:p>2.149219112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G([.C28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G([.C29])" office:value-type="float" office:value="2.04532297878666" calcext:value-type="float">
            <text:p>2.045322978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([.C30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([.C31])" office:value-type="float" office:value="2.02118929906994" calcext:value-type="float">
            <text:p>2.02118929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G([.C32])" office:value-type="float" office:value="1.98677173426624" calcext:value-type="float">
            <text:p>1.98677173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G([.C33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G([.C34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G([.C35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([.C36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G([.C37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([.C38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G([.C39])" office:value-type="float" office:value="1.99563519459755" calcext:value-type="float">
            <text:p>1.99563519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G([.C40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([.C41])" office:value-type="float" office:value="1.93449845124357" calcext:value-type="float">
            <text:p>1.93449845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G([.C42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G([.C43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G([.C44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G([.C45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([.C46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G([.C47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([.C48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G([.C49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G([.C50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([.C51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LOG([.C52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LOG([.C53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LOG([.C54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LOG([.C55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LOG([.C56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LOG([.C57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LOG([.C58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LOG([.C59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LOG([.C60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OG([.C61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LOG([.C62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LOG([.C63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LOG([.C64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LOG([.C65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LOG([.C66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OG([.C67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LOG([.C68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LOG([.C69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LOG([.C70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LOG([.C71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LOG([.C72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LOG([.C73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LOG([.C74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LOG([.C75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LOG([.C76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OG([.C77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LOG([.C78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LOG([.C79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LOG([.C80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OG([.C81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LOG([.C82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OG([.C83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OG([.C84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OG([.C85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OG([.C86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OG([.C87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OG([.C88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OG([.C89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OG([.C90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OG([.C91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OG([.C92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OG([.C93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OG([.C94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OG([.C95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OG([.C96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OG([.C97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OG([.C98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OG([.C99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OG([.C100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G([.C101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LOG([.C102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OG([.C103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LOG([.C104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OG([.C105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OG([.C106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OG([.C107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LOG([.C108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LOG([.C109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LOG([.C110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LOG([.C111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LOG([.C112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OG([.C113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LOG([.C114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OG([.C115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LOG([.C116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LOG([.C117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LOG([.C118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LOG([.C119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LOG([.C120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OG([.C121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LOG([.C122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LOG([.C123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LOG([.C124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LOG([.C125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OG([.C126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LOG([.C127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LOG([.C128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LOG([.C129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LOG([.C130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LOG([.C131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LOG([.C132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LOG([.C133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LOG([.C134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LOG([.C135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LOG([.C136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LOG([.C137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LOG([.C138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LOG([.C139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LOG([.C140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LOG([.C141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LOG([.C142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LOG([.C143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LOG([.C144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LOG([.C145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LOG([.C146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LOG([.C147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LOG([.C148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LOG([.C149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LOG([.C150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LOG([.C151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LOG([.C152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LOG([.C153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LOG([.C154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LOG([.C155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LOG([.C156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LOG([.C157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LOG([.C158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LOG([.C159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LOG([.C160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LOG([.C161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LOG([.C162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LOG([.C163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LOG([.C164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LOG([.C165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LOG([.C166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LOG([.C167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LOG([.C168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LOG([.C169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LOG([.C170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LOG([.C171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LOG([.C172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LOG([.C173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LOG([.C174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LOG([.C175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LOG([.C176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LOG([.C177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LOG([.C178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LOG([.C179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LOG([.C180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LOG([.C181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LOG([.C182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LOG([.C183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LOG([.C184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LOG([.C185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LOG([.C18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LOG([.C187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LOG([.C188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LOG([.C18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LOG([.C190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LOG([.C191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LOG([.C192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LOG([.C193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LOG([.C194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LOG([.C195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LOG([.C196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LOG([.C197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LOG([.C198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LOG([.C199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LOG([.C200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LOG([.C201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LOG([.C202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LOG([.C203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LOG([.C204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LOG([.C205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LOG([.C206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LOG([.C20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LOG([.C208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LOG([.C209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LOG([.C210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LOG([.C211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LOG([.C212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LOG([.C213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LOG([.C214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LOG([.C215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LOG([.C216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LOG([.C217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LOG([.C218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LOG([.C219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LOG([.C220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LOG([.C221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LOG([.C222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LOG([.C223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LOG([.C224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LOG([.C225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LOG([.C226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LOG([.C227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LOG([.C228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LOG([.C229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LOG([.C230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LOG([.C231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LOG([.C232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LOG([.C233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LOG([.C234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LOG([.C235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LOG([.C236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LOG([.C237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LOG([.C238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LOG([.C239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LOG([.C240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LOG([.C241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LOG([.C242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LOG([.C243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LOG([.C244])" office:value-type="float" office:value="1.9912260756925" calcext:value-type="float">
            <text:p>1.99122607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LOG([.C245])" office:value-type="float" office:value="2.06818586174616" calcext:value-type="float">
            <text:p>2.06818586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LOG([.C246])" office:value-type="float" office:value="2.08278537031645" calcext:value-type="float">
            <text:p>2.082785370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LOG([.C247])" office:value-type="float" office:value="2.13033376849501" calcext:value-type="float">
            <text:p>2.13033376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LOG([.C248])" office:value-type="float" office:value="2.15836249209525" calcext:value-type="float">
            <text:p>2.158362492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LOG([.C249])" office:value-type="float" office:value="2.12710479836481" calcext:value-type="float">
            <text:p>2.12710479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LOG([.C250])" office:value-type="float" office:value="2.2380461031288" calcext:value-type="float">
            <text:p>2.238046103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LOG([.C251])" office:value-type="float" office:value="2.25042000230889" calcext:value-type="float">
            <text:p>2.250420002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LOG([.C252])" office:value-type="float" office:value="2.26245108973043" calcext:value-type="float">
            <text:p>2.262451089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LOG([.C253])" office:value-type="float" office:value="2.32428245529769" calcext:value-type="float">
            <text:p>2.324282455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LOG([.C254])" office:value-type="float" office:value="2.38916608436453" calcext:value-type="float">
            <text:p>2.389166084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LOG([.C255])" office:value-type="float" office:value="2.44404479591808" calcext:value-type="float">
            <text:p>2.444044795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LOG([.C256])" office:value-type="float" office:value="2.55144999797287" calcext:value-type="float">
            <text:p>2.551449998</text:p>
          </table:table-cell>
          <table:table-cell office:value-type="float" office:value="356" calcext:value-type="float">
            <text:p>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18:38.782255380</dc:date>
    <dc:creator>patrick </dc:creator>
    <meta:editing-duration>PT3M59S</meta:editing-duration>
    <meta:editing-cycles>3</meta:editing-cycles>
    <meta:generator>LibreOffice/4.3.3.2$Linux_X86_64 LibreOffice_project/430m0$Build-2</meta:generator>
    <meta:document-statistic meta:table-count="1" meta:cell-count="7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plot-area chart:style-name="ch2" table:cell-range-address="'camera256.comp'.A1:'camera256.comp'.B256" chart:data-source-has-labels="column" svg:x="1.33cm" svg:y="0.18cm" svg:width="14.348cm" svg:height="7.664cm">
          <chartooo:coordinate-region svg:x="2.057cm" svg:y="0.379cm" svg:width="13.611cm" svg:height="6.541cm"/>
          <chart:axis chart:dimension="x" chart:name="primary-x" chart:style-name="ch3" chartooo:axis-type="auto">
            <chartooo:date-scale/>
            <chart:title svg:x="7.997cm" svg:y="8.024cm" chart:style-name="ch4">
              <text:p>offsets</text:p>
            </chart:title>
            <chart:categories table:cell-range-address="'camera256.comp'.A1:'camera256.comp'.A256"/>
          </chart:axis>
          <chart:axis chart:dimension="y" chart:name="primary-y" chart:style-name="ch5">
            <chart:title svg:x="0.451cm" svg:y="5.247cm" chart:style-name="ch6">
              <text:p>frequencies(log)</text:p>
            </chart:title>
            <chart:grid chart:style-name="ch7" chart:class="major"/>
          </chart:axis>
          <chart:series chart:style-name="ch8" chart:values-cell-range-address="'camera256.comp'.B1:'camera256.comp'.B256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amera256.comp'.A1:'camera256.comp'.A256</svg:desc>
                </draw:g>
              </table:table-cell>
              <table:table-cell office:value-type="float" office:value="3.67172808823956">
                <text:p>3.67172808823956</text:p>
                <draw:g>
                  <svg:desc>'camera256.comp'.B1:'camera256.comp'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2513948500401">
                <text:p>3.251394850040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1793383503964">
                <text:p>3.1179338350396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02407498730743">
                <text:p>3.02407498730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5230800966212">
                <text:p>2.952308009662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85064623518307">
                <text:p>2.850646235183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80071707828238">
                <text:p>2.8007170782823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70243053644552">
                <text:p>2.702430536445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1489721603313">
                <text:p>2.614897216033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3042787502502">
                <text:p>2.630427875025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41995574848976">
                <text:p>2.4199557484897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35218251811136">
                <text:p>2.3521825181113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32633586092875">
                <text:p>2.326335860928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31806333496276">
                <text:p>2.318063334962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16136800223497">
                <text:p>2.16136800223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.15836249209525">
                <text:p>2.1583624920952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.2380461031288">
                <text:p>2.23804610312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.26245108973043">
                <text:p>2.2624510897304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.38916608436453">
                <text:p>2.38916608436453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.44404479591808">
                <text:p>2.4440447959180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.55144999797287">
                <text:p>2.55144999797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